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C4000006F294D927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46cm, 40.97cm, 39.012cm, 5.687cm)" draw:image-opacity="100%" style:mirror="none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1.04cm" svg:height="0.762cm" svg:x="4.794cm" svg:y="8.63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6.503cm" svg:height="20.491cm" svg:x="1.183cm" svg:y="0.337cm">
          <draw:image xlink:href="Pictures/10000201000008C4000006F294D927F1.png" xlink:type="simple" xlink:show="embed" xlink:actuate="onLoad">
            <text:p/>
          </draw:image>
        </draw:frame>
        <draw:custom-shape draw:style-name="gr3" draw:text-style-name="P2" draw:layer="layout" svg:width="8.128cm" svg:height="0.762cm" svg:x="2.03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0.762cm" svg:x="7.874cm" svg:y="0.3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128cm" svg:height="0.762cm" svg:x="9.906cm" svg:y="0.3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28cm" svg:height="0.762cm" svg:x="9.906cm" svg:y="1.037cm">
          <text:p text:style-name="P2">Pairwise Featu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762cm" svg:x="14.578cm" svg:y="2.44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28cm" svg:height="1.862cm" svg:x="1.806cm" svg:y="0.337cm">
          <text:p text:style-name="P2">Sequence Pro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4cm" svg:height="0.762cm" svg:x="6.48cm" svg:y="2.6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4" draw:text-style-name="P2" xml:id="id1" draw:id="id1" draw:layer="layout" svg:width="5.675cm" svg:height="1.778cm" svg:x="10.327cm" svg:y="18.796cm">
          <draw:image xlink:href="Pictures/10000201000008C4000006F294D927F1.png" xlink:type="simple" xlink:show="embed" xlink:actuate="onLoad">
            <text:p/>
          </draw:image>
        </draw:frame>
        <draw:custom-shape draw:style-name="gr1" draw:text-style-name="P2" draw:layer="layout" svg:width="8.128cm" svg:height="1.462cm" svg:x="9.144cm" svg:y="17.626cm">
          <text:p text:style-name="P2">Additional features <text:line-break/>from sequenc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4cm" svg:height="0.762cm" svg:x="13.184cm" svg:y="19.458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86cm" svg:height="0.762cm" svg:x="23.09cm" svg:y="0.562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28cm" svg:height="0.762cm" svg:x="17.78cm" svg:y="20.066cm">
          <text:p text:style-name="P2">Pairwise matrix 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2.29cm" svg:x1="10.327cm" svg:y1="19.685cm" svg:x2="4.794cm" svg:y2="9.017cm" draw:start-shape="id1" draw:start-glue-point="3" draw:end-shape="id2" draw:end-glue-point="3" svg:d="M10327 19685c-12484 0-9718-10668-5533-10668" svg:viewBox="0 0 9062 10669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0:11:06.890766461</meta:creation-date>
    <dc:date>2017-09-04T10:20:35.548276445</dc:date>
    <meta:editing-duration>P0D</meta:editing-duration>
    <meta:editing-cycles>1</meta:editing-cycles>
    <meta:document-statistic meta:object-count="40"/>
    <meta:generator>LibreOffice/4.2.8.2$Linux_X86_64 LibreOffice_project/420m0$Build-2</meta:generator>
  </office:meta>
</office:document-meta>
</file>